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a2e" officeooo:paragraph-rsid="001b5a2e"/>
    </style:style>
    <style:style style:name="P2" style:family="paragraph" style:parent-style-name="Standard" style:list-style-name="L1">
      <style:text-properties officeooo:rsid="001b5a2e" officeooo:paragraph-rsid="001b5a2e"/>
    </style:style>
    <style:style style:name="P3" style:family="paragraph" style:parent-style-name="Standard" style:list-style-name="L1">
      <style:text-properties officeooo:rsid="001d0c8c" officeooo:paragraph-rsid="001d0c8c"/>
    </style:style>
    <style:style style:name="P4" style:family="paragraph" style:parent-style-name="Standard">
      <style:text-properties officeooo:rsid="001d0c8c" officeooo:paragraph-rsid="001d0c8c"/>
    </style:style>
    <style:style style:name="P5" style:family="paragraph" style:parent-style-name="Standard" style:list-style-name="L2">
      <style:text-properties officeooo:rsid="001d0c8c" officeooo:paragraph-rsid="001d0c8c"/>
    </style:style>
    <style:style style:name="P6" style:family="paragraph" style:parent-style-name="Standard" style:list-style-name="L2">
      <style:text-properties officeooo:rsid="001da2d5" officeooo:paragraph-rsid="001da2d5"/>
    </style:style>
    <style:style style:name="P7" style:family="paragraph" style:parent-style-name="Standard">
      <style:text-properties officeooo:rsid="001da2d5" officeooo:paragraph-rsid="001da2d5"/>
    </style:style>
    <style:style style:name="P8" style:family="paragraph" style:parent-style-name="Standard" style:list-style-name="L2">
      <style:text-properties officeooo:rsid="001ff17b" officeooo:paragraph-rsid="001ff17b"/>
    </style:style>
    <style:style style:name="P9" style:family="paragraph" style:parent-style-name="Standard">
      <style:text-properties officeooo:rsid="00202941" officeooo:paragraph-rsid="00202941"/>
    </style:style>
    <style:style style:name="P10" style:family="paragraph" style:parent-style-name="Standard">
      <style:text-properties officeooo:rsid="00217bb2" officeooo:paragraph-rsid="00217bb2"/>
    </style:style>
    <style:style style:name="P11" style:family="paragraph" style:parent-style-name="Standard" style:list-style-name="L3">
      <style:text-properties officeooo:rsid="00217bb2" officeooo:paragraph-rsid="00217bb2"/>
    </style:style>
    <style:style style:name="P12" style:family="paragraph" style:parent-style-name="Standard" style:list-style-name="L4">
      <style:text-properties officeooo:rsid="00217bb2" officeooo:paragraph-rsid="00217bb2"/>
    </style:style>
    <style:style style:name="P13" style:family="paragraph" style:parent-style-name="Standard" style:list-style-name="L4">
      <style:text-properties officeooo:rsid="0022fc5a" officeooo:paragraph-rsid="0022fc5a"/>
    </style:style>
    <style:style style:name="P14" style:family="paragraph" style:parent-style-name="Standard" style:list-style-name="L4">
      <style:text-properties officeooo:rsid="00231fdb" officeooo:paragraph-rsid="00231fdb"/>
    </style:style>
    <style:style style:name="P15" style:family="paragraph" style:parent-style-name="Standard" style:list-style-name="L2">
      <style:text-properties officeooo:rsid="0025009e" officeooo:paragraph-rsid="0025009e"/>
    </style:style>
    <style:style style:name="T1" style:family="text">
      <style:text-properties officeooo:rsid="00231fdb"/>
    </style:style>
    <style:style style:name="T2" style:family="text">
      <style:text-properties officeooo:rsid="002590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 opening companies</text:p>
      <text:p text:style-name="Standard"/>
      <text:p text:style-name="P10">Background</text:p>
      <text:list xml:id="list816347827" text:style-name="L4">
        <text:list-item>
          <text:p text:style-name="P12">age: 32</text:p>
        </text:list-item>
        <text:list-item>
          <text:p text:style-name="P13">Asia: not much happening, <text:span text:style-name="T1">need a bit of convex tinkering in North America</text:span></text:p>
        </text:list-item>
        <text:list-item>
          <text:p text:style-name="P13"/>
        </text:list-item>
        <text:list-item>
          <text:p text:style-name="P14"/>
        </text:list-item>
      </text:list>
      <text:p text:style-name="Standard"/>
      <text:p text:style-name="Standard"/>
      <text:p text:style-name="P1">Risk</text:p>
      <text:list xml:id="list560483435" text:style-name="L1">
        <text:list-item>
          <text:p text:style-name="P2">money inside the company, when getting it out needs to be taxed</text:p>
        </text:list-item>
        <text:list-item>
          <text:p text:style-name="P3"/>
        </text:list-item>
      </text:list>
      <text:p text:style-name="Standard"/>
      <text:p text:style-name="P4">Pre-mortem, if failed, whats the reason?</text:p>
      <text:list xml:id="list1163430106" text:style-name="L2">
        <text:list-item>
          <text:p text:style-name="P5">Strategy doesn’t work</text:p>
        </text:list-item>
        <text:list-item>
          <text:p text:style-name="P15">can your strategy scale for 100x the size?</text:p>
        </text:list-item>
        <text:list-item>
          <text:p text:style-name="P5">market stays sideways for a long time, <text:span text:style-name="T2">you have too many knockouts, what do you do?</text:span></text:p>
        </text:list-item>
        <text:list-item>
          <text:p text:style-name="P6">can’t get used to Toronto’s climate (in this case go to Miami)</text:p>
        </text:list-item>
        <text:list-item>
          <text:p text:style-name="P8">Feel depressed (Miami)</text:p>
        </text:list-item>
      </text:list>
      <text:p text:style-name="P9"/>
      <text:p text:style-name="P9">Tax issues and rehabilitation as a tax resident</text:p>
      <text:p text:style-name="P9"/>
      <text:p text:style-name="P10">Via negativas in Toronto</text:p>
      <text:p text:style-name="P10"/>
      <text:p text:style-name="P10">Guidelines:</text:p>
      <text:list xml:id="list386894179" text:style-name="L3">
        <text:list-item>
          <text:p text:style-name="P11">Need ways out. Starting a corporation is ok, but </text:p>
        </text:list-item>
      </text:list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0:03:12.495916684</meta:creation-date>
    <dc:date>2019-06-06T10:33:47.545363046</dc:date>
    <meta:editing-duration>PT30M28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14" meta:character-count="602" meta:non-whitespace-character-count="515"/>
  </office:meta>
</office:document-meta>
</file>